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Consolas" svg:font-family="Consolas, 'Courier New', monospac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ymbols" svg:font-family="'Noto Sans Symbols', sans-serif"/>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0.465cm" table:align="left"/>
    </style:style>
    <style:style style:name="Tabla1.A" style:family="table-column">
      <style:table-column-properties style:column-width="1.586cm"/>
    </style:style>
    <style:style style:name="Tabla1.B" style:family="table-column">
      <style:table-column-properties style:column-width="3.124cm"/>
    </style:style>
    <style:style style:name="Tabla1.C" style:family="table-column">
      <style:table-column-properties style:column-width="5.756cm"/>
    </style:style>
    <style:style style:name="Tabla1.A1" style:family="table-cell">
      <style:table-cell-properties style:vertical-align="middle" fo:padding="0.049cm" fo:border="none"/>
    </style:style>
    <style:style style:name="P1" style:family="paragraph" style:parent-style-name="Horizontal_20_Line">
      <style:text-properties style:font-name="Times New Roman" fo:font-size="14pt" style:font-size-asian="14pt" style:font-size-complex="14pt"/>
    </style:style>
    <style:style style:name="P2" style:family="paragraph" style:parent-style-name="Heading_20_1">
      <style:paragraph-properties fo:margin-top="0cm" fo:margin-bottom="0.106cm" style:contextual-spacing="false" fo:line-height="138%" fo:text-align="start" style:justify-single-word="false" style:writing-mode="lr-tb"/>
      <style:text-properties style:font-name="Times New Roman" fo:font-size="14pt" style:font-size-asian="14pt" style:font-size-complex="14pt"/>
    </style:style>
    <style:style style:name="P3" style:family="paragraph" style:parent-style-name="Heading_20_2">
      <style:text-properties style:font-name="Times New Roman" fo:font-size="14pt" style:font-size-asian="14pt" style:font-size-complex="14pt"/>
    </style:style>
    <style:style style:name="P4" style:family="paragraph" style:parent-style-name="Heading_20_3">
      <style:text-properties style:font-name="Times New Roman" fo:font-size="14pt" style:font-size-asian="14pt" style:font-size-complex="14pt"/>
    </style:style>
    <style:style style:name="P5" style:family="paragraph" style:parent-style-name="Preformatted_20_Text" style:list-style-name="L24"/>
    <style:style style:name="P6" style:family="paragraph" style:parent-style-name="Preformatted_20_Text" style:list-style-name="L24">
      <style:paragraph-properties fo:margin-top="0cm" fo:margin-bottom="0.499cm" style:contextual-spacing="false"/>
    </style:style>
    <style:style style:name="P7" style:family="paragraph" style:parent-style-name="Preformatted_20_Text" style:list-style-name="L24">
      <style:paragraph-properties fo:margin-top="0cm" fo:margin-bottom="0.499cm" style:contextual-spacing="false"/>
      <style:text-properties officeooo:paragraph-rsid="000d933d"/>
    </style:style>
    <style:style style:name="P8" style:family="paragraph" style:parent-style-name="Preformatted_20_Text">
      <style:paragraph-properties fo:margin-top="0cm" fo:margin-bottom="0.499cm" style:contextual-spacing="false"/>
    </style:style>
    <style:style style:name="P9" style:family="paragraph" style:parent-style-name="Preformatted_20_Text" style:list-style-name="L27">
      <style:paragraph-properties fo:margin-top="0cm" fo:margin-bottom="0.499cm" style:contextual-spacing="false"/>
    </style:style>
    <style:style style:name="P10" style:family="paragraph" style:parent-style-name="Preformatted_20_Text" style:list-style-name="L28">
      <style:paragraph-properties fo:margin-top="0cm" fo:margin-bottom="0.499cm" style:contextual-spacing="false"/>
    </style:style>
    <style:style style:name="P11" style:family="paragraph" style:parent-style-name="Standard">
      <style:text-properties style:font-name="Times New Roman" fo:font-size="12pt" style:font-size-asian="12pt" style:font-size-complex="12pt"/>
    </style:style>
    <style:style style:name="P12" style:family="paragraph" style:parent-style-name="Table_20_Contents">
      <style:text-properties style:font-name="Times New Roman" fo:font-size="14pt" style:font-size-asian="14pt" style:font-size-complex="14pt"/>
    </style:style>
    <style:style style:name="P13" style:family="paragraph" style:parent-style-name="Table_20_Heading">
      <style:text-properties style:font-name="Times New Roman" fo:font-size="14pt" style:font-size-asian="14pt" style:font-size-complex="14pt"/>
    </style:style>
    <style:style style:name="P14" style:family="paragraph" style:parent-style-name="Text_20_body" style:list-style-name="L23"/>
    <style:style style:name="P15" style:family="paragraph" style:parent-style-name="Text_20_body" style:list-style-name="L23">
      <style:paragraph-properties fo:margin-top="0cm" fo:margin-bottom="0cm" style:contextual-spacing="false"/>
    </style:style>
    <style:style style:name="P16" style:family="paragraph" style:parent-style-name="Text_20_body" style:list-style-name="L24">
      <style:paragraph-properties fo:margin-top="0cm" fo:margin-bottom="0cm" style:contextual-spacing="false"/>
    </style:style>
    <style:style style:name="P17" style:family="paragraph" style:parent-style-name="Text_20_body" style:list-style-name="L24">
      <style:text-properties officeooo:paragraph-rsid="000d933d"/>
    </style:style>
    <style:style style:name="P18" style:family="paragraph" style:parent-style-name="Text_20_body" style:list-style-name="L25"/>
    <style:style style:name="P19" style:family="paragraph" style:parent-style-name="Text_20_body" style:list-style-name="L25">
      <style:paragraph-properties fo:margin-top="0cm" fo:margin-bottom="0cm" style:contextual-spacing="false"/>
    </style:style>
    <style:style style:name="P20" style:family="paragraph" style:parent-style-name="Text_20_body">
      <style:text-properties style:font-name="Times New Roman" fo:font-size="14pt" style:font-size-asian="14pt" style:font-size-complex="14pt"/>
    </style:style>
    <style:style style:name="P21" style:family="paragraph" style:parent-style-name="Text_20_body" style:list-style-name="L21">
      <style:paragraph-properties fo:margin-top="0cm" fo:margin-bottom="0cm" style:contextual-spacing="false"/>
      <style:text-properties style:font-name="Times New Roman" fo:font-size="14pt" style:font-size-asian="14pt" style:font-size-complex="14pt"/>
    </style:style>
    <style:style style:name="P22" style:family="paragraph" style:parent-style-name="Text_20_body" style:list-style-name="L22">
      <style:paragraph-properties fo:margin-top="0cm" fo:margin-bottom="0cm" style:contextual-spacing="false"/>
      <style:text-properties style:font-name="Times New Roman" fo:font-size="14pt" style:font-size-asian="14pt" style:font-size-complex="14pt"/>
    </style:style>
    <style:style style:name="P23" style:family="paragraph" style:parent-style-name="Text_20_body" style:list-style-name="L22">
      <style:text-properties style:font-name="Times New Roman" fo:font-size="14pt" style:font-size-asian="14pt" style:font-size-complex="14pt"/>
    </style:style>
    <style:style style:name="P24" style:family="paragraph" style:parent-style-name="Text_20_body" style:list-style-name="L24">
      <style:text-properties style:font-name="Times New Roman" fo:font-size="14pt" style:font-size-asian="14pt" style:font-size-complex="14pt"/>
    </style:style>
    <style:style style:name="P25" style:family="paragraph" style:parent-style-name="Text_20_body" style:list-style-name="L24">
      <style:text-properties style:font-name="Times New Roman" fo:font-size="14pt" officeooo:paragraph-rsid="000d933d" style:font-size-asian="14pt" style:font-size-complex="14pt"/>
    </style:style>
    <style:style style:name="P26" style:family="paragraph" style:parent-style-name="Text_20_body" style:list-style-name="L26">
      <style:paragraph-properties fo:margin-top="0cm" fo:margin-bottom="0cm" style:contextual-spacing="false"/>
      <style:text-properties style:font-name="Times New Roman" fo:font-size="14pt" style:font-size-asian="14pt" style:font-size-complex="14pt"/>
    </style:style>
    <style:style style:name="P27" style:family="paragraph" style:parent-style-name="Text_20_body" style:list-style-name="L26">
      <style:text-properties style:font-name="Times New Roman" fo:font-size="14pt" style:font-size-asian="14pt" style:font-size-complex="14pt"/>
    </style:style>
    <style:style style:name="P28" style:family="paragraph" style:parent-style-name="Text_20_body" style:list-style-name="L27">
      <style:text-properties style:font-name="Times New Roman" fo:font-size="14pt" style:font-size-asian="14pt" style:font-size-complex="14pt"/>
    </style:style>
    <style:style style:name="P29" style:family="paragraph" style:parent-style-name="Text_20_body" style:list-style-name="L28">
      <style:text-properties style:font-name="Times New Roman" fo:font-size="14pt" style:font-size-asian="14pt" style:font-size-complex="14pt"/>
    </style:style>
    <style:style style:name="P30" style:family="paragraph" style:parent-style-name="Text_20_body" style:list-style-name="L29">
      <style:paragraph-properties fo:margin-top="0cm" fo:margin-bottom="0cm" style:contextual-spacing="false"/>
      <style:text-properties style:font-name="Times New Roman" fo:font-size="14pt" style:font-size-asian="14pt" style:font-size-complex="14pt"/>
    </style:style>
    <style:style style:name="P31" style:family="paragraph" style:parent-style-name="Text_20_body" style:list-style-name="L29">
      <style:text-properties style:font-name="Times New Roman" fo:font-size="14pt" style:font-size-asian="14pt" style:font-size-complex="14pt"/>
    </style:style>
    <style:style style:name="P32" style:family="paragraph" style:parent-style-name="Text_20_body">
      <style:text-properties style:font-name="Times New Roman" fo:font-size="14pt" officeooo:paragraph-rsid="000d933d" style:font-size-asian="14pt" style:font-size-complex="14pt"/>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0d933d" style:font-size-asian="14pt" style:font-size-complex="14pt"/>
    </style:style>
    <style:style style:name="T4" style:family="text">
      <style:text-properties style:font-name="Times New Roman" officeooo:rsid="000d933d"/>
    </style:style>
    <style:style style:name="T5" style:family="text">
      <style:text-properties style:font-name="Times New Roman" fo:font-size="12pt" style:font-size-asian="12pt" style:font-size-complex="12pt"/>
    </style:style>
    <style:style style:name="T6" style:family="text">
      <style:text-properties officeooo:rsid="000d933d"/>
    </style:style>
    <style:style style:name="T7" style:family="text">
      <style:text-properties style:font-name="Consolas" fo:font-size="8.39999961853027pt" fo:font-weight="normal"/>
    </style:style>
    <style:style style:name="T8" style:family="text">
      <style:text-properties fo:color="#bbbbbb" loext:opacity="100%" style:font-name="Consolas" fo:font-size="8.39999961853027pt" fo:font-weight="normal" fo:background-color="#1e1e1e" loext:char-shading-value="0" style:font-size-asian="14pt" style:font-size-complex="14pt"/>
    </style:style>
    <style:style style:name="T9" style:family="text">
      <style:text-properties fo:color="#ee5d43" loext:opacity="100%"/>
    </style:style>
    <style:style style:name="T10" style:family="text">
      <style:text-properties fo:color="#ee5d43" loext:opacity="100%" style:font-name="Consolas" fo:font-size="8.39999961853027pt" fo:font-weight="normal"/>
    </style:style>
    <style:style style:name="T11" style:family="text">
      <style:text-properties fo:color="#ee5d43" loext:opacity="100%" style:font-name="Consolas" fo:font-size="8.39999961853027pt" fo:font-weight="normal" fo:background-color="#1e1e1e" loext:char-shading-value="0" style:font-size-asian="14pt" style:font-size-complex="14pt"/>
    </style:style>
    <style:style style:name="T12" style:family="text">
      <style:text-properties fo:color="#ffe66d" loext:opacity="100%"/>
    </style:style>
    <style:style style:name="T13" style:family="text">
      <style:text-properties fo:color="#ffe66d" loext:opacity="100%" style:font-name="Consolas" fo:font-size="8.39999961853027pt" fo:font-weight="normal"/>
    </style:style>
    <style:style style:name="T14" style:family="text">
      <style:text-properties fo:color="#ffe66d" loext:opacity="100%" style:font-name="Consolas" fo:font-size="8.39999961853027pt" fo:font-weight="normal" fo:background-color="#1e1e1e" loext:char-shading-value="0" style:font-size-asian="14pt" style:font-size-complex="14pt"/>
    </style:style>
    <style:style style:name="T15" style:family="text">
      <style:text-properties fo:color="#96e072" loext:opacity="100%"/>
    </style:style>
    <style:style style:name="T16" style:family="text">
      <style:text-properties fo:color="#96e072" loext:opacity="100%" style:font-name="Consolas" fo:font-size="8.39999961853027pt" fo:font-weight="normal"/>
    </style:style>
    <style:style style:name="T17" style:family="text">
      <style:text-properties fo:color="#96e072" loext:opacity="100%" style:font-name="Consolas" fo:font-size="8.39999961853027pt" fo:font-weight="normal" fo:background-color="#1e1e1e" loext:char-shading-value="0" style:font-size-asian="14pt" style:font-size-complex="14pt"/>
    </style:style>
    <style:style style:name="T18" style:family="text">
      <style:text-properties fo:color="#c74ded" loext:opacity="100%"/>
    </style:style>
    <style:style style:name="T19" style:family="text">
      <style:text-properties fo:color="#c74ded" loext:opacity="100%" style:font-name="Consolas" fo:font-size="8.39999961853027pt" fo:font-weight="normal"/>
    </style:style>
    <style:style style:name="T20" style:family="text">
      <style:text-properties fo:color="#c74ded" loext:opacity="100%" style:font-name="Consolas" fo:font-size="8.39999961853027pt" fo:font-weight="normal" fo:background-color="#1e1e1e" loext:char-shading-value="0" style:font-size-asian="14pt" style:font-size-complex="14pt"/>
    </style:style>
    <style:style style:name="T21" style:family="text">
      <style:text-properties fo:color="#a0a1a7" loext:opacity="100%" style:font-name="Consolas" fo:font-size="8.39999961853027pt" fo:font-weight="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DOCUMENTACIÓN - <text:span text:style-name="T6">DWSStreaming</text:span></text:h>
      <text:h text:style-name="P3" text:outline-level="2">Autor: [<text:span text:style-name="T6">Luis José Soriano Moreno</text:span>]</text:h>
      <text:h text:style-name="P4" text:outline-level="3">Resumen del Proyecto</text:h>
      <text:p text:style-name="P32">El objetivo de<text:span text:style-name="T6">l</text:span> proyecto <text:span text:style-name="T6">es desarrollar una aplicación web mediante el uso el framework en su versión más reciente, Laravel 11. La plataforma permitirá a los usuarios visualizar un completo cartálogo de películas con sus correspondientes trailer. Además, en la parte back habrá un sistema de gestión de la aplicación, que requiere de autenticación, para que los administradores puedan gestionar el catálogo y manejar las bases de datos.</text:span></text:p>
      <text:p text:style-name="P32"/>
      <text:h text:style-name="P4" text:outline-level="3">Objetivos</text:h>
      <text:list text:style-name="L21">
        <text:list-item>
          <text:p text:style-name="P21">Crear un catálogo de películas, <text:span text:style-name="T6">series y documentales.</text:span></text:p>
        </text:list-item>
        <text:list-item>
          <text:p text:style-name="P21"><text:span text:style-name="T6">Permitir la</text:span> autenticación segura con Laravel Sanctum <text:span text:style-name="T6">y la gestión de vistas por autor.</text:span></text:p>
        </text:list-item>
        <text:list-item>
          <text:p text:style-name="P21">Permitir que los administradores gestionen el catálogo.</text:p>
        </text:list-item>
        <text:list-item>
          <text:p text:style-name="P21">Aplicar el patrón MVC para una organización eficiente del proyecto. </text:p>
        </text:list-item>
        <text:list-item>
          <text:p text:style-name="P21">Utilizar bases de datos relacionales (MySQL) para almacenamiento persistente. </text:p>
        </text:list-item>
      </text:list>
      <text:h text:style-name="P4" text:outline-level="3">Funcionalidades Clave</text:h>
      <text:list text:style-name="L22">
        <text:list-item>
          <text:p text:style-name="P22">Registro e inicio de sesión de usuarios. </text:p>
        </text:list-item>
        <text:list-item>
          <text:p text:style-name="P22">Visualización del catálogo de películas y series. <text:s/></text:p>
        </text:list-item>
        <text:list-item>
          <text:p text:style-name="P22">Sistema de roles (usuario y administrador). </text:p>
        </text:list-item>
        <text:list-item>
          <text:p text:style-name="P22">Gestión de contenido para administradores. </text:p>
        </text:list-item>
        <text:list-item>
          <text:p text:style-name="P22">Implementación de Laravel Sanctum para autenticación segura. </text:p>
        </text:list-item>
        <text:list-item>
          <text:p text:style-name="P23">Estilizado con CSS para mejorar la experiencia del usuario. </text:p>
        </text:list-item>
      </text:list>
      <text:h text:style-name="P3" text:outline-level="2">Requisitos</text:h>
      <text:h text:style-name="P4" text:outline-level="3">Dependencias principales:</text:h>
      <text:list text:style-name="L23">
        <text:list-item>
          <text:p text:style-name="P15"><text:span text:style-name="Strong_20_Emphasis"><text:span text:style-name="T2">PHP</text:span></text:span><text:span text:style-name="T2">: Versión 8.3 </text:span></text:p>
        </text:list-item>
        <text:list-item>
          <text:p text:style-name="P15"><text:span text:style-name="Strong_20_Emphasis"><text:span text:style-name="T2">Laravel</text:span></text:span><text:span text:style-name="T2">: Versión 10.X o superior </text:span></text:p>
        </text:list-item>
        <text:list-item>
          <text:p text:style-name="P15"><text:span text:style-name="Strong_20_Emphasis"><text:span text:style-name="T2">Base de datos</text:span></text:span><text:span text:style-name="T2">: MySQL </text:span></text:p>
        </text:list-item>
        <text:list-item>
          <text:p text:style-name="P14"><text:span text:style-name="Strong_20_Emphasis"><text:span text:style-name="T2">Otras dependencias</text:span></text:span><text:span text:style-name="T2">: XAMPP, COMPOSER, Laravel Sanctum </text:span></text:p>
        </text:list-item>
      </text:list>
      <text:h text:style-name="P3" text:outline-level="2"><text:soft-page-break/></text:h>
      <text:h text:style-name="P3" text:outline-level="2">Instalación</text:h>
      <text:list xml:id="list810594143" text:style-name="L24">
        <text:list-item>
          <text:p text:style-name="P24">Clonar el repositorio <text:span text:style-name="T6">y moverse a la carpeta</text:span></text:p>
          <text:p text:style-name="P5"><text:span text:style-name="Source_20_Text"><text:span text:style-name="T2">git clone https://github.com/LuisoJSM/DWWS_OK.git</text:span></text:span></text:p>
          <text:p text:style-name="P6"><text:span text:style-name="Source_20_Text"><text:span text:style-name="T2">cd videoclub-laravel</text:span></text:span></text:p>
        </text:list-item>
        <text:list-item>
          <text:p text:style-name="P24">Instalar dependencias: </text:p>
          <text:p text:style-name="P6"><text:span text:style-name="Source_20_Text"><text:span text:style-name="T2">composer install</text:span></text:span></text:p>
        </text:list-item>
        <text:list-item>
          <text:p text:style-name="P16"><text:span text:style-name="T2">Configurar el archivo </text:span><text:span text:style-name="Source_20_Text"><text:span text:style-name="T2">.env</text:span></text:span><text:span text:style-name="T2">: </text:span></text:p>
          <text:list>
            <text:list-item>
              <text:p text:style-name="P16"><text:span text:style-name="T2">Duplicar </text:span><text:span text:style-name="Source_20_Text"><text:span text:style-name="T2">.env.example</text:span></text:span><text:span text:style-name="T2"> y renombrarlo como </text:span><text:span text:style-name="Source_20_Text"><text:span text:style-name="T2">.env</text:span></text:span><text:span text:style-name="T2">. </text:span></text:p>
            </text:list-item>
            <text:list-item>
              <text:p text:style-name="P17"><text:span text:style-name="T2">Configurar la conexión con la base de datos.</text:span><text:span text:style-name="Source_20_Text"><text:span text:style-name="T3"> </text:span></text:span></text:p>
            </text:list-item>
          </text:list>
        </text:list-item>
        <text:list-item>
          <text:p text:style-name="P7"><text:span text:style-name="Source_20_Text"><text:span text:style-name="T3">Generar clave</text:span></text:span></text:p>
          <text:p text:style-name="P7"><text:span text:style-name="Source_20_Text"><text:span text:style-name="T2">php artisan key:generate</text:span></text:span></text:p>
        </text:list-item>
        <text:list-item>
          <text:p text:style-name="P24">Ejecutar migraciones y seeders: </text:p>
          <text:p text:style-name="P6"><text:span text:style-name="Source_20_Text"><text:span text:style-name="T2">php artisan migrate –seed</text:span></text:span></text:p>
        </text:list-item>
        <text:list-item>
          <text:p text:style-name="P25"><text:span text:style-name="Source_20_Text"><text:span text:style-name="T2">Iniciar XAMPP. </text:span></text:span><text:span text:style-name="Source_20_Text"><text:span text:style-name="T4">Verificar que los puertos de conexión corresponden con el archivo .env</text:span></text:span></text:p>
        </text:list-item>
        <text:list-item>
          <text:p text:style-name="P24">Iniciar el servidor de desarrollo: </text:p>
          <text:p text:style-name="P6"><text:span text:style-name="Source_20_Text"><text:span text:style-name="T2">php artisan serve</text:span></text:span></text:p>
        </text:list-item>
        <text:list-item>
          <text:p text:style-name="P24"><text:span text:style-name="T6">A</text:span>brir PhpMyAdmin para verificar la base de datos. </text:p>
        </text:list-item>
      </text:list>
      <text:h text:style-name="P3" text:outline-level="2">Rutas Principales</text:h>
      <text:p text:style-name="Standard"><text:span text:style-name="Source_20_Text"><text:span text:style-name="T5">Route::get('/', function () {</text:span></text:span></text:p>
      <text:p text:style-name="P11">    return view('home');</text:p>
      <text:p text:style-name="P11">});</text:p>
      <text:p text:style-name="P11"><text:line-break/></text:p>
      <text:p text:style-name="P11">//RUTAS AUTENTICAR</text:p>
      <text:p text:style-name="P11"/>
      <text:p text:style-name="P11">// Mostrar el formulario de login</text:p>
      <text:p text:style-name="P11">Route::get('/login', [LoginController::class, 'showLoginForm'])-&gt;name('login');</text:p>
      <text:p text:style-name="P11"/>
      <text:p text:style-name="P11">// Procesar el login</text:p>
      <text:p text:style-name="P11">Route::post('/login', [LoginController::class, 'login']);</text:p>
      <text:p text:style-name="P11"/>
      <text:p text:style-name="P11">//RUTAS LOGOUT</text:p>
      <text:p text:style-name="P11">// Route::post('/logout', [LoginController::class, 'logout'])-&gt;middleware('auth')-&gt;name('logout');</text:p>
      <text:p text:style-name="P11"><text:soft-page-break/>Route::get('/logout', [LoginController::class, 'logout'])-&gt;middleware('auth')-&gt;name('logout');</text:p>
      <text:p text:style-name="P11"/>
      <text:p text:style-name="P11">Route::post('/logout', [LoginController::class, 'logout'])-&gt;middleware('auth:sanctum')-&gt;name('logout');</text:p>
      <text:p text:style-name="P11"><text:line-break/></text:p>
      <text:p text:style-name="P11">//RUTA REGISTRO</text:p>
      <text:p text:style-name="P11"/>
      <text:p text:style-name="P11">// Mostrar formulario de registro</text:p>
      <text:p text:style-name="P11">Route::get('/register', [RegisterController::class, 'showRegistrationForm'])-&gt;name('register');</text:p>
      <text:p text:style-name="P11"/>
      <text:p text:style-name="P11">// Procesar el formulario de registro</text:p>
      <text:p text:style-name="P11">Route::post('/register', [RegisterController::class, 'register']);</text:p>
      <text:p text:style-name="P11"><text:line-break/></text:p>
      <text:p text:style-name="P11">//Ruta Front End</text:p>
      <text:p text:style-name="P11"/>
      <text:p text:style-name="P11">Route::get('/catalogo', action: [FrontEndController::class, "catalogo"])-&gt;name('catalogo');</text:p>
      <text:p text:style-name="P11">Route::get('/home', action: [FrontEndController::class, "home"])-&gt;name('home');</text:p>
      <text:p text:style-name="P11"/>
      <text:p text:style-name="P11">//Ruta de administrador</text:p>
      <text:p text:style-name="P11">Route::get('/admin', [AdminController::class, 'admin'])</text:p>
      <text:p text:style-name="P11">-&gt;middleware('auth:sanctum')</text:p>
      <text:p text:style-name="P11">-&gt;name('admin');<text:line-break/><text:line-break/></text:p>
      <text:p text:style-name="P11">//RUTAS PROTEGIDAS POR AUTH</text:p>
      <text:p text:style-name="P11">// Rutas administración de PELÍCULAS</text:p>
      <text:p text:style-name="P11">Route::middleware('auth:sanctum')-&gt;group(function () {</text:p>
      <text:p text:style-name="P11"> Route::get("formulario-peliculas", [PeliculasController::class, "formulario"])-&gt;name("formulario-pelicula.formulario");</text:p>
      <text:p text:style-name="P11">Route::get('lista-pelicula', [PeliculasController::class, 'listaPelicula'])-&gt;name('lista-pelicula.lista');</text:p>
      <text:p text:style-name="P11">Route::post("formulario-peliculas", [PeliculasController::class, "agregarPelicula"])-&gt;name("formulario-pelicula.agregar");</text:p>
      <text:p text:style-name="P11"/>
      <text:p text:style-name="P11">// Rutas de DIRECTORES</text:p>
      <text:p text:style-name="P11">Route::get("lista-director", [DirectorController::class, 'listaDirector'])-&gt;name('lista-director.lista');</text:p>
      <text:p text:style-name="P11">Route::get('lista-director-pelicula/{id}', [DirectorController::class, 'listaDirectorPelicula'])-&gt;name('lista-director-pelicula.lista');</text:p>
      <text:p text:style-name="P11"/>
      <text:p text:style-name="P11">    // Rutas de ELENCO</text:p>
      <text:p text:style-name="P11">    Route::get('lista-elenco', [ElencoController::class, "listaElenco"])-&gt;name("lista-elenco.lista");</text:p>
      <text:p text:style-name="P11">    Route::get("formulario-elenco", [ElencoController::class, "formulario"])-&gt;name("formulario-elenco.formulario");</text:p>
      <text:p text:style-name="P11">    Route::post("formulario-elenco", [ElencoController::class, "agregarElenco"])-&gt;name("formulario-elenco.agregar");</text:p>
      <text:p text:style-name="P11">    Route::get('elenco/{id}/peliculas', [ElencoController::class, 'listaElencoPeliculas'])-&gt;name('elenco.lista-elenco-peliculas');</text:p>
      <text:p text:style-name="P11">});</text:p>
      <text:p text:style-name="P11"/>
      <text:p text:style-name="Standard"><text:span text:style-name="Source_20_Text"/></text:p>
      <text:h text:style-name="P3" text:outline-level="2"><text:soft-page-break/>Estructura del Proyecto</text:h>
      <text:list text:style-name="L25">
        <text:list-item>
          <text:p text:style-name="P19"><text:span text:style-name="Source_20_Text"><text:span text:style-name="T2">app/</text:span></text:span><text:span text:style-name="T2">: Código principal (Modelos, Controladores, Middleware). </text:span></text:p>
        </text:list-item>
        <text:list-item>
          <text:p text:style-name="P19"><text:span text:style-name="Source_20_Text"><text:span text:style-name="T2">routes/</text:span></text:span><text:span text:style-name="T2">: Definición de rutas. </text:span></text:p>
        </text:list-item>
        <text:list-item>
          <text:p text:style-name="P19"><text:span text:style-name="Source_20_Text"><text:span text:style-name="T2">database/</text:span></text:span><text:span text:style-name="T2">: Migraciones y seeders. </text:span></text:p>
        </text:list-item>
        <text:list-item>
          <text:p text:style-name="P19"><text:span text:style-name="Source_20_Text"><text:span text:style-name="T2">resources/</text:span></text:span><text:span text:style-name="T2">: Vistas y archivos estáticos. </text:span></text:p>
        </text:list-item>
        <text:list-item>
          <text:p text:style-name="P18"><text:span text:style-name="Source_20_Text"><text:span text:style-name="T2">.env</text:span></text:span><text:span text:style-name="T2">: Configuraciones de entorno. </text:span></text:p>
        </text:list-item>
      </text:list>
      <text:h text:style-name="P3" text:outline-level="2">Endpoints API</text:h>
      <text:h text:style-name="P4" text:outline-level="3">Documentación de rutas</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3">Método</text:p>
            </table:table-cell>
            <table:table-cell table:style-name="Tabla1.A1" office:value-type="string">
              <text:p text:style-name="P13">Endpoint</text:p>
            </table:table-cell>
            <table:table-cell table:style-name="Tabla1.A1" office:value-type="string">
              <text:p text:style-name="P13">Descripción</text:p>
            </table:table-cell>
          </table:table-row>
        </table:table-header-rows>
        <table:table-row>
          <table:table-cell table:style-name="Tabla1.A1" office:value-type="string">
            <text:p text:style-name="P12">GET</text:p>
          </table:table-cell>
          <table:table-cell table:style-name="Tabla1.A1" office:value-type="string">
            <text:p text:style-name="P12">/api/catalogo</text:p>
          </table:table-cell>
          <table:table-cell table:style-name="Tabla1.A1" office:value-type="string">
            <text:p text:style-name="P12">Obtiene el listado de películas.</text:p>
          </table:table-cell>
        </table:table-row>
        <table:table-row>
          <table:table-cell table:style-name="Tabla1.A1" office:value-type="string">
            <text:p text:style-name="P12">GET</text:p>
          </table:table-cell>
          <table:table-cell table:style-name="Tabla1.A1" office:value-type="string">
            <text:p text:style-name="P12">/api/pelicula/{id}</text:p>
          </table:table-cell>
          <table:table-cell table:style-name="Tabla1.A1" office:value-type="string">
            <text:p text:style-name="P12">Obtiene detalles de una película.</text:p>
          </table:table-cell>
        </table:table-row>
        <table:table-row>
          <table:table-cell table:style-name="Tabla1.A1" office:value-type="string">
            <text:p text:style-name="P12">POST</text:p>
          </table:table-cell>
          <table:table-cell table:style-name="Tabla1.A1" office:value-type="string">
            <text:p text:style-name="P12">/api/login</text:p>
          </table:table-cell>
          <table:table-cell table:style-name="Tabla1.A1" office:value-type="string">
            <text:p text:style-name="P12">Inicia sesión con Sanctum.</text:p>
          </table:table-cell>
        </table:table-row>
        <table:table-row>
          <table:table-cell table:style-name="Tabla1.A1" office:value-type="string">
            <text:p text:style-name="P12">POST</text:p>
          </table:table-cell>
          <table:table-cell table:style-name="Tabla1.A1" office:value-type="string">
            <text:p text:style-name="P12">/api/register</text:p>
          </table:table-cell>
          <table:table-cell table:style-name="Tabla1.A1" office:value-type="string">
            <text:p text:style-name="P12">Registra un nuevo usuario.</text:p>
          </table:table-cell>
        </table:table-row>
      </table:table>
      <text:h text:style-name="Heading_20_3" text:outline-level="3"><text:span text:style-name="T2">Ejemplo de petición POST a </text:span><text:span text:style-name="Source_20_Text"><text:span text:style-name="T2">/api/login</text:span></text:span></text:h>
      <text:p text:style-name="Preformatted_20_Text"><text:span text:style-name="Source_20_Text"><text:span text:style-name="T2">{</text:span></text:span></text:p>
      <text:p text:style-name="Preformatted_20_Text"><text:span text:style-name="Source_20_Text"><text:span text:style-name="T2"><text:s text:c="2"/>"email": "usuario@example.com",</text:span></text:span></text:p>
      <text:p text:style-name="Preformatted_20_Text"><text:span text:style-name="Source_20_Text"><text:span text:style-name="T2"><text:s text:c="2"/>"password": "contraseña"</text:span></text:span></text:p>
      <text:p text:style-name="P8"><text:span text:style-name="Source_20_Text"><text:span text:style-name="T2">}</text:span></text:span></text:p>
      <text:h text:style-name="P4" text:outline-level="3">Ejemplo de respuesta</text:h>
      <text:p text:style-name="Preformatted_20_Text"><text:span text:style-name="Source_20_Text"><text:span text:style-name="T2">{</text:span></text:span></text:p>
      <text:p text:style-name="Preformatted_20_Text"><text:span text:style-name="Source_20_Text"><text:span text:style-name="T2"><text:s text:c="2"/>"success": true,</text:span></text:span></text:p>
      <text:p text:style-name="Preformatted_20_Text"><text:span text:style-name="Source_20_Text"><text:span text:style-name="T2"><text:s text:c="2"/>"token": "Bearer xyz123"</text:span></text:span></text:p>
      <text:p text:style-name="P8"><text:span text:style-name="Source_20_Text"><text:span text:style-name="T2">}</text:span></text:span></text:p>
      <text:h text:style-name="P3" text:outline-level="2">Pruebas</text:h>
      <text:p text:style-name="P20">Para ejecutar las pruebas:</text:p>
      <text:p text:style-name="P8"><text:span text:style-name="Source_20_Text"><text:span text:style-name="T2">php artisan test</text:span></text:span></text:p>
      <text:p text:style-name="Text_20_body"><text:span text:style-name="Strong_20_Emphasis"><text:span text:style-name="T2">Cobertura esperada:</text:span></text:span></text:p>
      <text:list text:style-name="L26">
        <text:list-item>
          <text:p text:style-name="P26">Autenticación y autorización. </text:p>
        </text:list-item>
        <text:list-item>
          <text:p text:style-name="P26">Gestión del catálogo. </text:p>
        </text:list-item>
        <text:list-item>
          <text:p text:style-name="P27">Seguridad en el acceso a datos. </text:p>
        </text:list-item>
      </text:list>
      <text:h text:style-name="P3" text:outline-level="2"><text:soft-page-break/>Mantenimiento</text:h>
      <text:h text:style-name="P4" text:outline-level="3">Tareas Comunes</text:h>
      <text:list text:style-name="L27">
        <text:list-item>
          <text:p text:style-name="P28">Limpiar caché: </text:p>
          <text:p text:style-name="P9"><text:span text:style-name="Source_20_Text"><text:span text:style-name="T2">php artisan cache:clear</text:span></text:span></text:p>
        </text:list-item>
        <text:list-item>
          <text:p text:style-name="P28">Actualizar dependencias: </text:p>
          <text:p text:style-name="P9"><text:span text:style-name="Source_20_Text"><text:span text:style-name="T2">composer update</text:span></text:span></text:p>
        </text:list-item>
      </text:list>
      <text:h text:style-name="P3" text:outline-level="2">Contribución</text:h>
      <text:h text:style-name="P4" text:outline-level="3">Flujo de trabajo recomendado</text:h>
      <text:list text:style-name="L28">
        <text:list-item>
          <text:p text:style-name="P29">Crear una rama: </text:p>
          <text:p text:style-name="P10"><text:span text:style-name="Source_20_Text"><text:span text:style-name="T2">git checkout -b feature/nueva-funcionalidad</text:span></text:span></text:p>
        </text:list-item>
        <text:list-item>
          <text:p text:style-name="P29">Realizar cambios y confirmarlos: </text:p>
          <text:p text:style-name="P10"><text:span text:style-name="Source_20_Text"><text:span text:style-name="T2">git commit -m "Descripción del cambio"</text:span></text:span></text:p>
        </text:list-item>
        <text:list-item>
          <text:p text:style-name="P29">Subir la rama: </text:p>
          <text:p text:style-name="P10"><text:span text:style-name="Source_20_Text"><text:span text:style-name="T2">git push origin feature/nueva-funcionalidad</text:span></text:span></text:p>
        </text:list-item>
        <text:list-item>
          <text:p text:style-name="P29">Crear un pull request. </text:p>
        </text:list-item>
      </text:list>
      <text:h text:style-name="P4" text:outline-level="3">Reglas de contribución</text:h>
      <text:list text:style-name="L29">
        <text:list-item>
          <text:p text:style-name="P30">Escribir código limpio y documentado. </text:p>
        </text:list-item>
        <text:list-item>
          <text:p text:style-name="P31">Seguir las guías de estilo de Laravel. </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Consolas" svg:font-family="Consolas, 'Courier New', monospac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ymbols" svg:font-family="'Noto Sans Symbols', sans-serif"/>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7T19:19:07.102000000</meta:creation-date>
    <dc:date>2025-02-07T20:37:35.536000000</dc:date>
    <meta:editing-duration>PT1H18M29S</meta:editing-duration>
    <meta:editing-cycles>1</meta:editing-cycles>
    <meta:document-statistic meta:table-count="1" meta:image-count="0" meta:object-count="0" meta:page-count="5" meta:paragraph-count="141" meta:word-count="602" meta:character-count="5568" meta:non-whitespace-character-count="5073"/>
    <meta:generator>LibreOffice/7.4.1.2$Windows_X86_64 LibreOffice_project/3c58a8f3a960df8bc8fd77b461821e42c061c5f0</meta:generator>
  </office:meta>
</office:document-meta>
</file>